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8A000004A3271FF97152822FC5.png" manifest:media-type="image/png"/>
  <manifest:file-entry manifest:full-path="Pictures/100000010000087F00000463BBB89D81E7B9901D.png" manifest:media-type="image/png"/>
  <manifest:file-entry manifest:full-path="Pictures/100000000000094F00000548394C5B1BF8EA46E5.jpg" manifest:media-type="image/jpeg"/>
  <manifest:file-entry manifest:full-path="Pictures/100000010000088A000004A3682FB0E5D50A3647.png" manifest:media-type="image/png"/>
  <manifest:file-entry manifest:full-path="Pictures/100000000000094F0000054894FE312C962BAC1B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svg:stroke-color="#008000" draw:fill="none" draw:textarea-horizontal-align="justify" draw:textarea-vertical-align="middle" draw:auto-grow-height="false" fo:min-height="1.995cm" fo:min-width="0.623cm"/>
    </style:style>
    <style:style style:name="gr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287cm" svg:height="8.105cm" svg:x="2.905cm" svg:y="1cm">
          <draw:image xlink:href="Pictures/100000000000094F0000054894FE312C962BAC1B.png" xlink:type="simple" xlink:show="embed" xlink:actuate="onLoad" draw:mime-type="image/png">
            <text:p/>
          </draw:image>
        </draw:frame>
        <draw:frame draw:style-name="gr1" draw:text-style-name="P1" draw:layer="layout" svg:width="13.969cm" svg:height="7.925cm" svg:x="2.588cm" svg:y="20.775cm">
          <draw:image xlink:href="Pictures/100000000000094F00000548394C5B1BF8EA46E5.jpg" xlink:type="simple" xlink:show="embed" xlink:actuate="onLoad" draw:mime-type="image/jpeg">
            <text:p/>
          </draw:image>
        </draw:frame>
        <draw:frame draw:style-name="gr2" draw:text-style-name="P2" draw:layer="layout" svg:width="14.355cm" svg:height="8.074cm" svg:x="3.222cm" svg:y="12.2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3" draw:layer="layout" svg:width="1.587cm" svg:height="3.175cm" svg:x="6.397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4.922cm" svg:height="1.673cm" svg:x="3.54cm" svg:y="10.842cm">
          <draw:text-box>
            <text:p>Sigma for ground states <text:s/>vs telescope number. Telescope number 0 is all data.</text:p>
          </draw:text-box>
        </draw:frame>
      </draw:page>
      <draw:page draw:name="page2" draw:style-name="dp1" draw:master-page-name="Default">
        <draw:frame draw:style-name="gr5" draw:text-style-name="P3" draw:layer="layout" svg:width="20.999cm" svg:height="10.842cm" svg:x="0.321cm" svg:y="3.493cm">
          <draw:image xlink:href="Pictures/100000010000087F00000463BBB89D81E7B9901D.png" xlink:type="simple" xlink:show="embed" xlink:actuate="onLoad" draw:mime-type="image/png">
            <text:p/>
          </draw:image>
        </draw:frame>
        <draw:frame draw:style-name="gr6" draw:text-style-name="P4" draw:layer="layout" svg:width="18.683cm" svg:height="2.384cm" svg:x="1.317cm" svg:y="1.635cm">
          <draw:text-box>
            <text:p>Comparison of Tof effect in the same figure, left the Tof is not applied as a correction, right Tof applied as a correction. </text:p>
          </draw:text-box>
        </draw:frame>
        <draw:frame draw:style-name="gr7" draw:text-style-name="P2" draw:layer="layout" svg:width="16.51cm" svg:height="8.963cm" svg:x="1.317cm" svg:y="11.404cm">
          <draw:image xlink:href="Pictures/100000010000088A000004A3271FF97152822FC5.png" xlink:type="simple" xlink:show="embed" xlink:actuate="onLoad" draw:mime-type="image/png">
            <text:p/>
          </draw:image>
        </draw:frame>
        <draw:frame draw:style-name="gr7" draw:text-style-name="P2" draw:layer="layout" svg:width="16.459cm" svg:height="8.936cm" svg:x="1.635cm" svg:y="20.004cm">
          <draw:image xlink:href="Pictures/100000010000088A000004A3682FB0E5D50A3647.png" xlink:type="simple" xlink:show="embed" xlink:actuate="onLoad" draw:mime-type="image/png">
            <text:p/>
          </draw:image>
        </draw:frame>
        <draw:line draw:style-name="gr8" draw:text-style-name="P3" draw:layer="layout" svg:x1="3.222cm" svg:y1="9.255cm" svg:x2="9.255cm" svg:y2="15.287cm">
          <text:p/>
        </draw:line>
        <draw:line draw:style-name="gr9" draw:text-style-name="P3" draw:layer="layout" svg:x1="12.747cm" svg:y1="8.937cm" svg:x2="15.287cm" svg:y2="23.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8T09:57:42.911599109</meta:creation-date>
    <dc:date>2024-11-08T10:13:31.889708774</dc:date>
    <meta:editing-duration>PT3M48S</meta:editing-duration>
    <meta:editing-cycles>1</meta:editing-cycles>
    <meta:document-statistic meta:object-count="1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-1" chart:origin="-1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81">
      <style:chart-properties chart:display-label="true" chart:logarithmic="false" chart:origin="0" chart:reverse-direction="false" text:line-break="false" loext:try-staggering-first="false" chart:link-data-style-to-source="false" chart:axis-position="-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sterisk" chart:symbol-width="0.45cm" chart:symbol-height="0.45cm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stroke="none" svg:stroke-width="0.08cm" svg:stroke-color="#ff420e" draw:fill-color="#ff420e"/>
      <style:text-properties fo:color="#ff0000" fo:font-size="8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356cm" svg:height="8.075cm" xlink:href="." xlink:type="simple" chart:class="chart:scatter" chart:style-name="ch1">
        <chart:title svg:x="5.957cm" svg:y="0.297cm" chart:style-name="ch2">
          <text:p>Sigma MeV</text:p>
        </chart:title>
        <chart:subtitle svg:x="6.512cm" svg:y="1.237cm" chart:style-name="ch3">
          <text:p>for g.s.</text:p>
        </chart:subtitle>
        <chart:legend chart:legend-position="end" svg:x="9.564cm" svg:y="5.534cm" style:legend-expansion="custom" svg:width="3.346cm" svg:height="1.593cm" style:legend-expansion-aspect-ratio="2.10043942247332" chart:style-name="ch4"/>
        <chart:plot-area chart:style-name="ch5" chart:data-source-has-labels="both" svg:x="0.591cm" svg:y="1.077cm" svg:width="12.6cm" svg:height="6.883cm">
          <chart:coordinate-region svg:x="2.324cm" svg:y="1.276cm" svg:width="10.773cm" svg:height="6.037cm"/>
          <chart:axis chart:dimension="x" chart:name="primary-x" chart:style-name="ch6" chartooo:axis-type="auto">
            <chart:title svg:x="6.648cm" svg:y="6.926cm" chart:style-name="ch7">
              <text:p>telescope number </text:p>
            </chart:title>
            <chart:categories table:cell-range-address="local-table.$A$2:.$A$7"/>
            <chart:grid chart:style-name="ch8" chart:class="major"/>
          </chart:axis>
          <chart:axis chart:dimension="y" chart:name="primary-y" chart:style-name="ch9">
            <chart:title svg:x="0cm" svg:y="5.038cm" chart:style-name="ch10">
              <text:p>Sigma</text:p>
            </chart:title>
            <chart:grid chart:style-name="ch8" chart:class="major"/>
          </chart:axis>
          <chart:series chart:style-name="ch11" chart:values-cell-range-address="local-table.$C$2:.$C$7" chart:label-cell-address="local-table.$C$1" chart:class="chart:scatter">
            <chart:domain table:cell-range-address="local-table.$B$2:.$B$7"/>
            <chart:data-point chart:style-name="ch12"/>
            <chart:data-point chart:repeated="5"/>
          </chart:series>
          <chart:series chart:style-name="ch13" chart:values-cell-range-address="local-table.$E$2:.$E$7" chart:label-cell-address="local-table.$E$1" chart:class="chart:scatter">
            <chart:domain table:cell-range-address="local-table.$D$2:.$D$7"/>
            <chart:data-point chart:style-name="ch12"/>
            <chart:data-point/>
            <chart:data-point chart:style-name="ch14"/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notof</text:p>
              </table:table-cell>
              <table:table-cell office:value-type="string">
                <text:p>Series3</text:p>
              </table:table-cell>
              <table:table-cell office:value-type="string">
                <text:p>to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75105">
                <text:p>0.575105</text:p>
              </table:table-cell>
              <table:table-cell office:value-type="float" office:value="0">
                <text:p>0</text:p>
              </table:table-cell>
              <table:table-cell office:value-type="float" office:value="0.492053">
                <text:p>0.49205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5398">
                <text:p>0.335398</text:p>
              </table:table-cell>
              <table:table-cell office:value-type="float" office:value="1">
                <text:p>1</text:p>
              </table:table-cell>
              <table:table-cell office:value-type="float" office:value="0.438575">
                <text:p>0.43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87185">
                <text:p>0.687185</text:p>
              </table:table-cell>
              <table:table-cell office:value-type="float" office:value="2">
                <text:p>2</text:p>
              </table:table-cell>
              <table:table-cell office:value-type="float" office:value="0.438265">
                <text:p>0.438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08331">
                <text:p>0.608331</text:p>
              </table:table-cell>
              <table:table-cell office:value-type="float" office:value="3">
                <text:p>3</text:p>
              </table:table-cell>
              <table:table-cell office:value-type="float" office:value="0.469474">
                <text:p>0.469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64074">
                <text:p>0.564074</text:p>
              </table:table-cell>
              <table:table-cell office:value-type="float" office:value="4">
                <text:p>4</text:p>
              </table:table-cell>
              <table:table-cell office:value-type="float" office:value="0.431322">
                <text:p>0.4313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269">
                <text:p>0.5269</text:p>
              </table:table-cell>
              <table:table-cell office:value-type="float" office:value="5">
                <text:p>5</text:p>
              </table:table-cell>
              <table:table-cell office:value-type="float" office:value="0.579686">
                <text:p>0.5796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